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6.7pt" svg:height="165.69pt" svg:x="37.42pt" svg:y="397.53pt">
            <loext:p draw:notify-on-update-of-ranges="Sheet1.B25:Sheet1.F25 Sheet1.B26:Sheet1.F26 Sheet1.B27:Sheet1.F27 Sheet1.B28:Sheet1.F28 Sheet1.B29:Sheet1.F29 Sheet1.B30:Sheet1.F30 Sheet1.B31:Sheet1.F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Aaron Santucci</text:p>
          </table:table-cell>
          <table:table-cell/>
          <table:table-cell table:style-name="ce2" office:value-type="date" office:date-value="2017-05-05" calcext:value-type="date">
            <text:p>05/05/17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ums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 calcext:value-type="string">
            <text:p>Java 1.</text:p>
          </table:table-cell>
          <table:table-cell office:value-type="string" calcext:value-type="string">
            <text:p>Threaded with one thread is slower than ArraySum.</text:p>
          </table:table-cell>
        </table:table-row>
        <table:table-row table:style-name="ro1">
          <table:table-cell office:value-type="string" calcext:value-type="string">
            <text:p>5numbers.tx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Java 2.</text:p>
          </table:table-cell>
          <table:table-cell office:value-type="string" calcext:value-type="string">
            <text:p>More than one thread decreases the time by splitting</text:p>
          </table:table-cell>
        </table:table-row>
        <table:table-row table:style-name="ro1">
          <table:table-cell office:value-type="string" calcext:value-type="string">
            <text:p>1000numbers.txt</text:p>
          </table:table-cell>
          <table:table-cell office:value-type="float" office:value="1000" calcext:value-type="float">
            <text:p>1000</text:p>
          </table:table-cell>
          <table:table-cell office:value-type="float" office:value="50104" calcext:value-type="float">
            <text:p>50104</text:p>
          </table:table-cell>
          <table:table-cell table:number-columns-repeated="4"/>
          <table:table-cell office:value-type="string" calcext:value-type="string">
            <text:p>the calculations among the processors</text:p>
          </table:table-cell>
        </table:table-row>
        <table:table-row table:style-name="ro1">
          <table:table-cell office:value-type="string" calcext:value-type="string">
            <text:p>10000numbers.txt</text:p>
          </table:table-cell>
          <table:table-cell office:value-type="float" office:value="10000" calcext:value-type="float">
            <text:p>10000</text:p>
          </table:table-cell>
          <table:table-cell office:value-type="float" office:value="506090" calcext:value-type="float">
            <text:p>506090</text:p>
          </table:table-cell>
          <table:table-cell table:number-columns-repeated="4"/>
          <table:table-cell table:style-name="ce4" office:value-type="string" calcext:value-type="string">
            <text:p>(in this case splitting the sums)</text:p>
          </table:table-cell>
        </table:table-row>
        <table:table-row table:style-name="ro1">
          <table:table-cell office:value-type="string" calcext:value-type="string">
            <text:p>100000numbers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59169" calcext:value-type="float">
            <text:p>5059169</text:p>
          </table:table-cell>
          <table:table-cell table:number-columns-repeated="3"/>
          <table:table-cell office:value-type="string" calcext:value-type="string">
            <text:p>Java 3.</text:p>
          </table:table-cell>
          <table:table-cell office:value-type="string" calcext:value-type="string">
            <text:p>Using more threads increases the time when there are</text:p>
          </table:table-cell>
        </table:table-row>
        <table:table-row table:style-name="ro1">
          <table:table-cell office:value-type="string" calcext:value-type="string">
            <text:p>1000000numbers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473230" calcext:value-type="float">
            <text:p>50473230</text:p>
          </table:table-cell>
          <table:table-cell table:number-columns-repeated="4"/>
          <table:table-cell office:value-type="string" calcext:value-type="string">
            <text:p>more threads than there is work to be split up.</text:p>
          </table:table-cell>
        </table:table-row>
        <table:table-row table:style-name="ro1">
          <table:table-cell office:value-type="string" calcext:value-type="string">
            <text:p>10000000numbers.tx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5053538" calcext:value-type="float">
            <text:p>505053538</text:p>
          </table:table-cell>
          <table:table-cell table:number-columns-repeated="3"/>
          <table:table-cell office:value-type="string" calcext:value-type="string">
            <text:p>Java 4.</text:p>
          </table:table-cell>
          <table:table-cell office:value-type="string" calcext:value-type="string">
            <text:p>With JIT, 1000000 numbers took much longer.</text:p>
          </table:table-cell>
        </table:table-row>
        <table:table-row table:style-name="ro1">
          <table:table-cell office:value-type="string" calcext:value-type="string">
            <text:p>100000000numbers.tx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50391777" calcext:value-type="float">
            <text:p>5050391777</text:p>
          </table:table-cell>
          <table:table-cell table:number-columns-repeated="4"/>
          <table:table-cell office:value-type="string" calcext:value-type="string">
            <text:p>11160929 for one thread, 615472 for two, 9154697 for three..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Sum</text:p>
          </table:table-cell>
          <table:table-cell office:value-type="string" calcext:value-type="string">
            <text:p>Threaded</text:p>
          </table:table-cell>
          <table:table-cell table:number-columns-repeated="4"/>
          <table:table-cell office:value-type="string" calcext:value-type="string">
            <text:p>Ada 1.</text:p>
          </table:table-cell>
          <table:table-cell office:value-type="string" calcext:value-type="string">
            <text:p>Array_sum and single thread tasked_array are similar in time.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9522" calcext:value-type="float">
            <text:p>329522</text:p>
          </table:table-cell>
          <table:table-cell office:value-type="float" office:value="462575" calcext:value-type="float">
            <text:p>462575</text:p>
          </table:table-cell>
          <table:table-cell office:value-type="float" office:value="458953" calcext:value-type="float">
            <text:p>458953</text:p>
          </table:table-cell>
          <table:table-cell office:value-type="float" office:value="777837" calcext:value-type="float">
            <text:p>777837</text:p>
          </table:table-cell>
          <table:table-cell office:value-type="float" office:value="722033" calcext:value-type="float">
            <text:p>722033</text:p>
          </table:table-cell>
          <table:table-cell office:value-type="string" calcext:value-type="string">
            <text:p>Ada 2.</text:p>
          </table:table-cell>
          <table:table-cell office:value-type="string" calcext:value-type="string">
            <text:p>Lower quantities take longer than 1 thread but the file get </text:p>
          </table:table-cell>
        </table:table-row>
        <table:table-row table:style-name="ro1">
          <table:table-cell office:value-type="float" office:value="14738" calcext:value-type="float">
            <text:p>14738</text:p>
          </table:table-cell>
          <table:table-cell office:value-type="float" office:value="335389" calcext:value-type="float">
            <text:p>335389</text:p>
          </table:table-cell>
          <table:table-cell office:value-type="float" office:value="489402" calcext:value-type="float">
            <text:p>489402</text:p>
          </table:table-cell>
          <table:table-cell office:value-type="float" office:value="444160" calcext:value-type="float">
            <text:p>444160</text:p>
          </table:table-cell>
          <table:table-cell office:value-type="float" office:value="635701" calcext:value-type="float">
            <text:p>635701</text:p>
          </table:table-cell>
          <table:table-cell office:value-type="float" office:value="768670" calcext:value-type="float">
            <text:p>768670</text:p>
          </table:table-cell>
          <table:table-cell/>
          <table:table-cell office:value-type="string" calcext:value-type="string">
            <text:p>larger, the threaded times become shorter than single.</text:p>
          </table:table-cell>
        </table:table-row>
        <table:table-row table:style-name="ro1">
          <table:table-cell office:value-type="float" office:value="203708" calcext:value-type="float">
            <text:p>203708</text:p>
          </table:table-cell>
          <table:table-cell office:value-type="float" office:value="657505" calcext:value-type="float">
            <text:p>657505</text:p>
          </table:table-cell>
          <table:table-cell office:value-type="float" office:value="734715" calcext:value-type="float">
            <text:p>734715</text:p>
          </table:table-cell>
          <table:table-cell office:value-type="float" office:value="677306" calcext:value-type="float">
            <text:p>677306</text:p>
          </table:table-cell>
          <table:table-cell office:value-type="float" office:value="765309" calcext:value-type="float">
            <text:p>765309</text:p>
          </table:table-cell>
          <table:table-cell office:value-type="float" office:value="828622" calcext:value-type="float">
            <text:p>828622</text:p>
          </table:table-cell>
          <table:table-cell office:value-type="string" calcext:value-type="string">
            <text:p>Ada 3.</text:p>
          </table:table-cell>
          <table:table-cell office:value-type="string" calcext:value-type="string">
            <text:p>For 2 threads it starts being beneficial around 100000,</text:p>
          </table:table-cell>
        </table:table-row>
        <table:table-row table:style-name="ro1">
          <table:table-cell office:value-type="float" office:value="1111103" calcext:value-type="float">
            <text:p>1111103</text:p>
          </table:table-cell>
          <table:table-cell office:value-type="float" office:value="1777089" calcext:value-type="float">
            <text:p>1777089</text:p>
          </table:table-cell>
          <table:table-cell office:value-type="float" office:value="1551559" calcext:value-type="float">
            <text:p>1551559</text:p>
          </table:table-cell>
          <table:table-cell office:value-type="float" office:value="1502317" calcext:value-type="float">
            <text:p>1502317</text:p>
          </table:table-cell>
          <table:table-cell office:value-type="float" office:value="1627215" calcext:value-type="float">
            <text:p>1627215</text:p>
          </table:table-cell>
          <table:table-cell office:value-type="float" office:value="1638284" calcext:value-type="float">
            <text:p>1638284</text:p>
          </table:table-cell>
          <table:table-cell/>
          <table:table-cell office:value-type="string" calcext:value-type="string">
            <text:p>For 4 threads it’s also around 100000.</text:p>
          </table:table-cell>
        </table:table-row>
        <table:table-row table:style-name="ro1">
          <table:table-cell office:value-type="float" office:value="3115763" calcext:value-type="float">
            <text:p>3115763</text:p>
          </table:table-cell>
          <table:table-cell office:value-type="float" office:value="3453051" calcext:value-type="float">
            <text:p>3453051</text:p>
          </table:table-cell>
          <table:table-cell office:value-type="float" office:value="5162876" calcext:value-type="float">
            <text:p>5162876</text:p>
          </table:table-cell>
          <table:table-cell office:value-type="float" office:value="4417213" calcext:value-type="float">
            <text:p>4417213</text:p>
          </table:table-cell>
          <table:table-cell office:value-type="float" office:value="7316922" calcext:value-type="float">
            <text:p>7316922</text:p>
          </table:table-cell>
          <table:table-cell office:value-type="float" office:value="9132522" calcext:value-type="float">
            <text:p>9132522</text:p>
          </table:table-cell>
          <table:table-cell office:value-type="string" calcext:value-type="string">
            <text:p>Ada 4.</text:p>
          </table:table-cell>
          <table:table-cell office:value-type="string" calcext:value-type="string">
            <text:p>Parallel code in Ada is faster than Java because it’s a</text:p>
          </table:table-cell>
        </table:table-row>
        <table:table-row table:style-name="ro1">
          <table:table-cell office:value-type="float" office:value="5919369" calcext:value-type="float">
            <text:p>5919369</text:p>
          </table:table-cell>
          <table:table-cell office:value-type="float" office:value="8583296" calcext:value-type="float">
            <text:p>8583296</text:p>
          </table:table-cell>
          <table:table-cell office:value-type="float" office:value="7056362" calcext:value-type="float">
            <text:p>7056362</text:p>
          </table:table-cell>
          <table:table-cell office:value-type="float" office:value="7264954" calcext:value-type="float">
            <text:p>7264954</text:p>
          </table:table-cell>
          <table:table-cell office:value-type="float" office:value="7726764" calcext:value-type="float">
            <text:p>7726764</text:p>
          </table:table-cell>
          <table:table-cell office:value-type="float" office:value="10718769" calcext:value-type="float">
            <text:p>10718769</text:p>
          </table:table-cell>
          <table:table-cell/>
          <table:table-cell office:value-type="string" calcext:value-type="string">
            <text:p>compiled language</text:p>
          </table:table-cell>
        </table:table-row>
        <table:table-row table:style-name="ro1">
          <table:table-cell office:value-type="float" office:value="32037294" calcext:value-type="float">
            <text:p>32037294</text:p>
          </table:table-cell>
          <table:table-cell office:value-type="float" office:value="40308286" calcext:value-type="float">
            <text:p>40308286</text:p>
          </table:table-cell>
          <table:table-cell office:value-type="float" office:value="25721309" calcext:value-type="float">
            <text:p>25721309</text:p>
          </table:table-cell>
          <table:table-cell office:value-type="float" office:value="22847077" calcext:value-type="float">
            <text:p>22847077</text:p>
          </table:table-cell>
          <table:table-cell office:value-type="float" office:value="27529544" calcext:value-type="float">
            <text:p>27529544</text:p>
          </table:table-cell>
          <table:table-cell office:value-type="float" office:value="24610233" calcext:value-type="float">
            <text:p>246102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A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uby 1.</text:p>
          </table:table-cell>
          <table:table-cell office:value-type="string" calcext:value-type="string">
            <text:p>Times are relatively the same, with lower threaded numbers</text:p>
          </table:table-cell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taking longer.</text:p>
          </table:table-cell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922" calcext:value-type="float">
            <text:p>0.000922</text:p>
          </table:table-cell>
          <table:table-cell office:value-type="string" calcext:value-type="string">
            <text:p>Ruby 2.</text:p>
          </table:table-cell>
          <table:table-cell office:value-type="string" calcext:value-type="string">
            <text:p>Single and multi-thread take about the same time</text:p>
          </table:table-cell>
        </table:table-row>
        <table:table-row table:style-name="ro1">
          <table:table-cell office:value-type="float" office:value="0.000192" calcext:value-type="float">
            <text:p>0.00019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000596" calcext:value-type="float">
            <text:p>0.000596</text:p>
          </table:table-cell>
          <table:table-cell office:value-type="string" calcext:value-type="string">
            <text:p>Ruby 3.</text:p>
          </table:table-cell>
          <table:table-cell office:value-type="string" calcext:value-type="string">
            <text:p>Ruby takes longer than java</text:p>
          </table:table-cell>
        </table:table-row>
        <table:table-row table:style-name="ro1">
          <table:table-cell office:value-type="float" office:value="0.001085" calcext:value-type="float">
            <text:p>0.00108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087" calcext:value-type="float">
            <text:p>0.001087</text:p>
          </table:table-cell>
          <table:table-cell office:value-type="string" calcext:value-type="string">
            <text:p>Ruby 4.</text:p>
          </table:table-cell>
          <table:table-cell office:value-type="string" calcext:value-type="string">
            <text:p>Multiple tasks are swapped between rather than being</text:p>
          </table:table-cell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1663" calcext:value-type="float">
            <text:p>0.001663</text:p>
          </table:table-cell>
          <table:table-cell office:value-type="float" office:value="0.002022" calcext:value-type="float">
            <text:p>0.002022</text:p>
          </table:table-cell>
          <table:table-cell/>
          <table:table-cell office:value-type="string" calcext:value-type="string">
            <text:p>ran in parallel with one another.</text:p>
          </table:table-cell>
        </table:table-row>
        <table:table-row table:style-name="ro1">
          <table:table-cell office:value-type="float" office:value="0.040969" calcext:value-type="float">
            <text:p>0.040969</text:p>
          </table:table-cell>
          <table:table-cell office:value-type="float" office:value="0.041048" calcext:value-type="float">
            <text:p>0.041048</text:p>
          </table:table-cell>
          <table:table-cell office:value-type="float" office:value="0.02092" calcext:value-type="float">
            <text:p>0.02092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1971" calcext:value-type="float">
            <text:p>0.011971</text:p>
          </table:table-cell>
          <table:table-cell office:value-type="float" office:value="0.016538" calcext:value-type="float">
            <text:p>0.016538</text:p>
          </table:table-cell>
          <table:table-cell table:number-columns-repeated="2"/>
        </table:table-row>
        <table:table-row table:style-name="ro1">
          <table:table-cell office:value-type="float" office:value="0.419274" calcext:value-type="float">
            <text:p>0.419274</text:p>
          </table:table-cell>
          <table:table-cell office:value-type="float" office:value="0.410129" calcext:value-type="float">
            <text:p>0.410129</text:p>
          </table:table-cell>
          <table:table-cell office:value-type="float" office:value="0.207889" calcext:value-type="float">
            <text:p>0.207889</text:p>
          </table:table-cell>
          <table:table-cell office:value-type="float" office:value="0.149892" calcext:value-type="float">
            <text:p>0.149892</text:p>
          </table:table-cell>
          <table:table-cell office:value-type="float" office:value="0.114993" calcext:value-type="float">
            <text:p>0.114993</text:p>
          </table:table-cell>
          <table:table-cell office:value-type="float" office:value="0.149501" calcext:value-type="float">
            <text:p>0.149501</text:p>
          </table:table-cell>
          <table:table-cell table:number-columns-repeated="2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style-name="ce1" office:value-type="string" calcext:value-type="string">
            <text:p>Rub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000004255" calcext:value-type="float">
            <text:p>0.000004255</text:p>
          </table:table-cell>
          <table:table-cell office:value-type="float" office:value="0.00001644" calcext:value-type="float">
            <text:p>0.00001644</text:p>
          </table:table-cell>
          <table:table-cell office:value-type="float" office:value="0.000132137" calcext:value-type="float">
            <text:p>0.000132137</text:p>
          </table:table-cell>
          <table:table-cell office:value-type="float" office:value="0.000158833" calcext:value-type="float">
            <text:p>0.000158833</text:p>
          </table:table-cell>
          <table:table-cell office:value-type="float" office:value="0.000275725" calcext:value-type="float">
            <text:p>0.000275725</text:p>
          </table:table-cell>
          <table:table-cell office:value-type="float" office:value="0.000653218" calcext:value-type="float">
            <text:p>0.000653218</text:p>
          </table:table-cell>
          <table:table-cell table:number-columns-repeated="2"/>
        </table:table-row>
        <table:table-row table:style-name="ro1">
          <table:table-cell office:value-type="float" office:value="0.000071037" calcext:value-type="float">
            <text:p>0.000071037</text:p>
          </table:table-cell>
          <table:table-cell office:value-type="float" office:value="0.000061934" calcext:value-type="float">
            <text:p>0.000061934</text:p>
          </table:table-cell>
          <table:table-cell office:value-type="float" office:value="0.000223519" calcext:value-type="float">
            <text:p>0.000223519</text:p>
          </table:table-cell>
          <table:table-cell office:value-type="float" office:value="0.000320321" calcext:value-type="float">
            <text:p>0.000320321</text:p>
          </table:table-cell>
          <table:table-cell office:value-type="float" office:value="0.000620403" calcext:value-type="float">
            <text:p>0.000620403</text:p>
          </table:table-cell>
          <table:table-cell office:value-type="float" office:value="0.000837966" calcext:value-type="float">
            <text:p>0.000837966</text:p>
          </table:table-cell>
          <table:table-cell table:number-columns-repeated="2"/>
        </table:table-row>
        <table:table-row table:style-name="ro1">
          <table:table-cell office:value-type="float" office:value="0.000862781" calcext:value-type="float">
            <text:p>0.000862781</text:p>
          </table:table-cell>
          <table:table-cell office:value-type="float" office:value="0.000420852" calcext:value-type="float">
            <text:p>0.000420852</text:p>
          </table:table-cell>
          <table:table-cell office:value-type="float" office:value="0.000552188" calcext:value-type="float">
            <text:p>0.000552188</text:p>
          </table:table-cell>
          <table:table-cell office:value-type="float" office:value="0.001058452" calcext:value-type="float">
            <text:p>0.001058452</text:p>
          </table:table-cell>
          <table:table-cell office:value-type="float" office:value="0.001125526" calcext:value-type="float">
            <text:p>0.001125526</text:p>
          </table:table-cell>
          <table:table-cell office:value-type="float" office:value="0.001601726" calcext:value-type="float">
            <text:p>0.001601726</text:p>
          </table:table-cell>
          <table:table-cell table:number-columns-repeated="2"/>
        </table:table-row>
        <table:table-row table:style-name="ro1">
          <table:table-cell office:value-type="float" office:value="0.003229298" calcext:value-type="float">
            <text:p>0.003229298</text:p>
          </table:table-cell>
          <table:table-cell office:value-type="float" office:value="0.004145345" calcext:value-type="float">
            <text:p>0.004145345</text:p>
          </table:table-cell>
          <table:table-cell office:value-type="float" office:value="0.004377478" calcext:value-type="float">
            <text:p>0.004377478</text:p>
          </table:table-cell>
          <table:table-cell office:value-type="float" office:value="0.004695872" calcext:value-type="float">
            <text:p>0.004695872</text:p>
          </table:table-cell>
          <table:table-cell office:value-type="float" office:value="0.004644594" calcext:value-type="float">
            <text:p>0.004644594</text:p>
          </table:table-cell>
          <table:table-cell office:value-type="float" office:value="0.004964498" calcext:value-type="float">
            <text:p>0.004964498</text:p>
          </table:table-cell>
          <table:table-cell table:number-columns-repeated="2"/>
        </table:table-row>
        <table:table-row table:style-name="ro1">
          <table:table-cell office:value-type="float" office:value="0.032314428" calcext:value-type="float">
            <text:p>0.032314428</text:p>
          </table:table-cell>
          <table:table-cell office:value-type="float" office:value="0.040972353" calcext:value-type="float">
            <text:p>0.040972353</text:p>
          </table:table-cell>
          <table:table-cell office:value-type="float" office:value="0.042135981" calcext:value-type="float">
            <text:p>0.042135981</text:p>
          </table:table-cell>
          <table:table-cell office:value-type="float" office:value="0.041718566" calcext:value-type="float">
            <text:p>0.041718566</text:p>
          </table:table-cell>
          <table:table-cell office:value-type="float" office:value="0.04215115" calcext:value-type="float">
            <text:p>0.04215115</text:p>
          </table:table-cell>
          <table:table-cell office:value-type="float" office:value="0.04214496" calcext:value-type="float">
            <text:p>0.04214496</text:p>
          </table:table-cell>
          <table:table-cell table:number-columns-repeated="2"/>
        </table:table-row>
        <table:table-row table:style-name="ro1">
          <table:table-cell office:value-type="float" office:value="0.323627883" calcext:value-type="float">
            <text:p>0.323627883</text:p>
          </table:table-cell>
          <table:table-cell office:value-type="float" office:value="0.409121693" calcext:value-type="float">
            <text:p>0.409121693</text:p>
          </table:table-cell>
          <table:table-cell office:value-type="float" office:value="0.443274099" calcext:value-type="float">
            <text:p>0.443274099</text:p>
          </table:table-cell>
          <table:table-cell office:value-type="float" office:value="0.413376906" calcext:value-type="float">
            <text:p>0.413376906</text:p>
          </table:table-cell>
          <table:table-cell office:value-type="float" office:value="0.427451481" calcext:value-type="float">
            <text:p>0.427451481</text:p>
          </table:table-cell>
          <table:table-cell office:value-type="float" office:value="0.417399902" calcext:value-type="float">
            <text:p>0.417399902</text:p>
          </table:table-cell>
          <table:table-cell table:number-columns-repeated="2"/>
        </table:table-row>
        <table:table-row table:style-name="ro1">
          <table:table-cell office:value-type="float" office:value="3.242232417" calcext:value-type="float">
            <text:p>3.242232417</text:p>
          </table:table-cell>
          <table:table-cell office:value-type="float" office:value="4.239785564" calcext:value-type="float">
            <text:p>4.239785564</text:p>
          </table:table-cell>
          <table:table-cell office:value-type="float" office:value="4.182469759" calcext:value-type="float">
            <text:p>4.182469759</text:p>
          </table:table-cell>
          <table:table-cell office:value-type="float" office:value="4.21218285" calcext:value-type="float">
            <text:p>4.21218285</text:p>
          </table:table-cell>
          <table:table-cell office:value-type="float" office:value="4.303450482" calcext:value-type="float">
            <text:p>4.303450482</text:p>
          </table:table-cell>
          <table:table-cell office:value-type="float" office:value="4.172558972" calcext:value-type="float">
            <text:p>4.1725589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3:24:54.394112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4:07.683066886</meta:creation-date>
    <meta:generator>LibreOffice/5.1.6.2$Linux_X86_64 LibreOffice_project/10m0$Build-2</meta:generator>
    <dc:date>2017-05-08T15:56:42.782421777</dc:date>
    <meta:editing-duration>PT1H23M42S</meta:editing-duration>
    <meta:editing-cycles>13</meta:editing-cycles>
    <meta:print-date>2017-05-08T15:55:38.567152305</meta:print-date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054cm" svg:height="5.846cm" xlink:href=".." xlink:type="simple" chart:class="chart:bar" chart:style-name="ch1">
        <chart:plot-area chart:style-name="ch2" table:cell-range-address="Sheet1.B25:Sheet1.F31" svg:x="1.312cm" svg:y="0.116cm" svg:width="13.441cm" svg:height="4.6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16cm" svg:y="0.116cm" svg:width="12.211cm" svg:height="3.9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>
            <chart:title svg:x="0.451cm" svg:y="3.085cm" chart:style-name="ch4">
              <text:p>Threads</text:p>
            </chart:title>
          </chart:axis>
          <chart:axis chart:dimension="y" chart:name="primary-y" chart:style-name="ch5">
            <chart:title svg:x="7.631cm" svg:y="4.865cm" chart:style-name="ch6">
              <text:p>Time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Sheet1.B25:Sheet1.F25" chart:class="chart:bar">
            <chart:data-point chart:repeated="5"/>
          </chart:series>
          <chart:series chart:style-name="ch9" chart:values-cell-range-address="Sheet1.B26:Sheet1.F26" chart:class="chart:bar">
            <chart:data-point chart:repeated="5"/>
          </chart:series>
          <chart:series chart:style-name="ch10" chart:values-cell-range-address="Sheet1.B27:Sheet1.F27" chart:class="chart:bar">
            <chart:data-point chart:repeated="5"/>
          </chart:series>
          <chart:series chart:style-name="ch11" chart:values-cell-range-address="Sheet1.B28:Sheet1.F28" chart:class="chart:bar">
            <chart:data-point chart:repeated="5"/>
          </chart:series>
          <chart:series chart:style-name="ch12" chart:values-cell-range-address="Sheet1.B29:Sheet1.F29" chart:class="chart:bar">
            <chart:data-point chart:repeated="5"/>
          </chart:series>
          <chart:series chart:style-name="ch13" chart:values-cell-range-address="Sheet1.B30:Sheet1.F30" chart:class="chart:bar">
            <chart:data-point chart:repeated="5"/>
          </chart:series>
          <chart:series chart:style-name="ch14" chart:values-cell-range-address="Sheet1.B31:Sheet1.F3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034">
                <text:p>0.000034</text:p>
                <draw:g>
                  <svg:desc>Sheet1.B25:Sheet1.F25</svg:desc>
                </draw:g>
              </table:table-cell>
              <table:table-cell office:value-type="float" office:value="0.000521">
                <text:p>0.000521</text:p>
              </table:table-cell>
              <table:table-cell office:value-type="float" office:value="0.000691">
                <text:p>0.000691</text:p>
              </table:table-cell>
              <table:table-cell office:value-type="float" office:value="0.001105">
                <text:p>0.001105</text:p>
              </table:table-cell>
              <table:table-cell office:value-type="float" office:value="0.001055">
                <text:p>0.001055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0016">
                <text:p>0.000016</text:p>
                <draw:g>
                  <svg:desc>Sheet1.B26:Sheet1.F26</svg:desc>
                </draw:g>
              </table:table-cell>
              <table:table-cell office:value-type="float" office:value="0.000541">
                <text:p>0.000541</text:p>
              </table:table-cell>
              <table:table-cell office:value-type="float" office:value="0.000298">
                <text:p>0.000298</text:p>
              </table:table-cell>
              <table:table-cell office:value-type="float" office:value="0.001009">
                <text:p>0.001009</text:p>
              </table:table-cell>
              <table:table-cell office:value-type="float" office:value="0.000922">
                <text:p>0.000922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018">
                <text:p>0.00018</text:p>
                <draw:g>
                  <svg:desc>Sheet1.B27:Sheet1.F27</svg:desc>
                </draw:g>
              </table:table-cell>
              <table:table-cell office:value-type="float" office:value="0.000577">
                <text:p>0.000577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985">
                <text:p>0.000985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0418">
                <text:p>0.000418</text:p>
                <draw:g>
                  <svg:desc>Sheet1.B28:Sheet1.F28</svg:desc>
                </draw:g>
              </table:table-cell>
              <table:table-cell office:value-type="float" office:value="0.000483">
                <text:p>0.000483</text:p>
              </table:table-cell>
              <table:table-cell office:value-type="float" office:value="0.00533">
                <text:p>0.0053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1087">
                <text:p>0.00108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4104">
                <text:p>0.004104</text:p>
                <draw:g>
                  <svg:desc>Sheet1.B29:Sheet1.F29</svg:desc>
                </draw:g>
              </table:table-cell>
              <table:table-cell office:value-type="float" office:value="0.002771">
                <text:p>0.002771</text:p>
              </table:table-cell>
              <table:table-cell office:value-type="float" office:value="0.002052">
                <text:p>0.002052</text:p>
              </table:table-cell>
              <table:table-cell office:value-type="float" office:value="0.001663">
                <text:p>0.001663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41048">
                <text:p>0.041048</text:p>
                <draw:g>
                  <svg:desc>Sheet1.B30:Sheet1.F30</svg:desc>
                </draw:g>
              </table:table-cell>
              <table:table-cell office:value-type="float" office:value="0.02092">
                <text:p>0.02092</text:p>
              </table:table-cell>
              <table:table-cell office:value-type="float" office:value="0.01538">
                <text:p>0.01538</text:p>
              </table:table-cell>
              <table:table-cell office:value-type="float" office:value="0.011971">
                <text:p>0.011971</text:p>
              </table:table-cell>
              <table:table-cell office:value-type="float" office:value="0.016538">
                <text:p>0.016538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410129">
                <text:p>0.410129</text:p>
                <draw:g>
                  <svg:desc>Sheet1.B31:Sheet1.F31</svg:desc>
                </draw:g>
              </table:table-cell>
              <table:table-cell office:value-type="float" office:value="0.207889">
                <text:p>0.207889</text:p>
              </table:table-cell>
              <table:table-cell office:value-type="float" office:value="0.149892">
                <text:p>0.149892</text:p>
              </table:table-cell>
              <table:table-cell office:value-type="float" office:value="0.114993">
                <text:p>0.114993</text:p>
              </table:table-cell>
              <table:table-cell office:value-type="float" office:value="0.149501">
                <text:p>0.149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